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ReportFor390Thre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3">
            <text:p>/channels/login.html;jsessionid=1eiysrkrwdqgc1ojpbmjwx1coo</text:p>
          </table:table-cell>
          <table:table-cell office:value-type="float" office:value="390" table:style-name="ce3">
            <text:p>390</text:p>
          </table:table-cell>
          <table:table-cell office:value-type="float" office:value="4162" table:style-name="ce3">
            <text:p>4162</text:p>
          </table:table-cell>
          <table:table-cell office:value-type="float" office:value="4" table:style-name="ce3">
            <text:p>4</text:p>
          </table:table-cell>
          <table:table-cell office:value-type="float" office:value="21000" table:style-name="ce3">
            <text:p>21000</text:p>
          </table:table-cell>
          <table:table-cell office:value-type="float" office:value="4541.7677298463605" table:style-name="ce3">
            <text:p>4541.76773</text:p>
          </table:table-cell>
          <table:table-cell office:value-type="float" office:value="1.0256410256410199E-2" table:style-name="ce3">
            <text:p>0.01025641</text:p>
          </table:table-cell>
          <table:table-cell office:value-type="float" office:value="18.188601809532599" table:style-name="ce3">
            <text:p>18.18860181</text:p>
          </table:table-cell>
          <table:table-cell office:value-type="float" office:value="27.376815216630899" table:style-name="ce3">
            <text:p>27.37681522</text:p>
          </table:table-cell>
          <table:table-cell office:value-type="float" office:value="1541.2871794871701" table:style-name="ce3">
            <text:p>1541.287179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login.do</text:p>
          </table:table-cell>
          <table:table-cell office:value-type="float" office:value="390" table:style-name="ce1">
            <text:p>390</text:p>
          </table:table-cell>
          <table:table-cell office:value-type="float" office:value="1412" table:style-name="ce1">
            <text:p>1412</text:p>
          </table:table-cell>
          <table:table-cell office:value-type="float" office:value="29" table:style-name="ce1">
            <text:p>29</text:p>
          </table:table-cell>
          <table:table-cell office:value-type="float" office:value="11393" table:style-name="ce1">
            <text:p>11393</text:p>
          </table:table-cell>
          <table:table-cell office:value-type="float" office:value="1604.6731874601701" table:style-name="ce1">
            <text:p>1604.673187</text:p>
          </table:table-cell>
          <table:table-cell office:value-type="float" office:value="0" table:style-name="ce1">
            <text:p>0</text:p>
          </table:table-cell>
          <table:table-cell office:value-type="float" office:value="16.316626223746901" table:style-name="ce1">
            <text:p>16.31662622</text:p>
          </table:table-cell>
          <table:table-cell office:value-type="float" office:value="331.051827514433" table:style-name="ce1">
            <text:p>331.0518275</text:p>
          </table:table-cell>
          <table:table-cell office:value-type="float" office:value="20776.174358974298" table:style-name="ce1">
            <text:p>20776.1743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;jsessionid=1omej8cc40r0mygnilxochde9</text:p>
          </table:table-cell>
          <table:table-cell office:value-type="float" office:value="30" table:style-name="ce3">
            <text:p>30</text:p>
          </table:table-cell>
          <table:table-cell office:value-type="float" office:value="2208" table:style-name="ce3">
            <text:p>2208</text:p>
          </table:table-cell>
          <table:table-cell office:value-type="float" office:value="33" table:style-name="ce3">
            <text:p>33</text:p>
          </table:table-cell>
          <table:table-cell office:value-type="float" office:value="12261" table:style-name="ce3">
            <text:p>12261</text:p>
          </table:table-cell>
          <table:table-cell office:value-type="float" office:value="3257.1752110618099" table:style-name="ce3">
            <text:p>3257.175211</text:p>
          </table:table-cell>
          <table:table-cell office:value-type="float" office:value="0" table:style-name="ce3">
            <text:p>0</text:p>
          </table:table-cell>
          <table:table-cell office:value-type="float" office:value="2.37812128418549" table:style-name="ce3">
            <text:p>2.378121284</text:p>
          </table:table-cell>
          <table:table-cell office:value-type="float" office:value="27.2977667954815" table:style-name="ce3">
            <text:p>27.2977668</text:p>
          </table:table-cell>
          <table:table-cell office:value-type="float" office:value="11754.2" table:style-name="ce3">
            <text:p>11754.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</text:p>
          </table:table-cell>
          <table:table-cell office:value-type="float" office:value="180" table:style-name="ce1">
            <text:p>180</text:p>
          </table:table-cell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9085" table:style-name="ce1">
            <text:p>9085</text:p>
          </table:table-cell>
          <table:table-cell office:value-type="float" office:value="770.90414521593402" table:style-name="ce1">
            <text:p>770.9041452</text:p>
          </table:table-cell>
          <table:table-cell office:value-type="float" office:value="0" table:style-name="ce1">
            <text:p>0</text:p>
          </table:table-cell>
          <table:table-cell office:value-type="float" office:value="2.829476861167" table:style-name="ce1">
            <text:p>2.829476861</text:p>
          </table:table-cell>
          <table:table-cell office:value-type="float" office:value="8.2327153841014802" table:style-name="ce1">
            <text:p>8.232715384</text:p>
          </table:table-cell>
          <table:table-cell office:value-type="float" office:value="2979.4555555555498" table:style-name="ce1">
            <text:p>2979.4555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home</text:p>
          </table:table-cell>
          <table:table-cell office:value-type="float" office:value="780" table:style-name="ce1">
            <text:p>780</text:p>
          </table:table-cell>
          <table:table-cell office:value-type="float" office:value="671" table:style-name="ce1">
            <text:p>671</text:p>
          </table:table-cell>
          <table:table-cell office:value-type="float" office:value="11" table:style-name="ce1">
            <text:p>11</text:p>
          </table:table-cell>
          <table:table-cell office:value-type="float" office:value="5418" table:style-name="ce1">
            <text:p>5418</text:p>
          </table:table-cell>
          <table:table-cell office:value-type="float" office:value="710.81655276270703" table:style-name="ce1">
            <text:p>710.8165528</text:p>
          </table:table-cell>
          <table:table-cell office:value-type="float" office:value="0" table:style-name="ce1">
            <text:p>0</text:p>
          </table:table-cell>
          <table:table-cell office:value-type="float" office:value="26.749888542131" table:style-name="ce1">
            <text:p>26.74988854</text:p>
          </table:table-cell>
          <table:table-cell office:value-type="float" office:value="421.11502344901999" table:style-name="ce1">
            <text:p>421.1150234</text:p>
          </table:table-cell>
          <table:table-cell office:value-type="float" office:value="16120.507692307599" table:style-name="ce1">
            <text:p>16120.507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93r8g28kpgx61qnbs2eqyp2hy</text:p>
          </table:table-cell>
          <table:table-cell office:value-type="float" office:value="30" table:style-name="ce1">
            <text:p>30</text:p>
          </table:table-cell>
          <table:table-cell office:value-type="float" office:value="472" table:style-name="ce1">
            <text:p>472</text:p>
          </table:table-cell>
          <table:table-cell office:value-type="float" office:value="7" table:style-name="ce1">
            <text:p>7</text:p>
          </table:table-cell>
          <table:table-cell office:value-type="float" office:value="5639" table:style-name="ce1">
            <text:p>5639</text:p>
          </table:table-cell>
          <table:table-cell office:value-type="float" office:value="1024.73937282717" table:style-name="ce1">
            <text:p>1024.739373</text:p>
          </table:table-cell>
          <table:table-cell office:value-type="float" office:value="0" table:style-name="ce1">
            <text:p>0</text:p>
          </table:table-cell>
          <table:table-cell office:value-type="float" office:value="3.2938076416337201" table:style-name="ce1">
            <text:p>3.293807642</text:p>
          </table:table-cell>
          <table:table-cell office:value-type="float" office:value="8.6380963164251199" table:style-name="ce1">
            <text:p>8.638096316</text:p>
          </table:table-cell>
          <table:table-cell office:value-type="float" office:value="2685.4666666666599" table:style-name="ce1">
            <text:p>2685.4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e0u0ge8tm23f1l9se5l9qicdh</text:p>
          </table:table-cell>
          <table:table-cell office:value-type="float" office:value="30" table:style-name="ce1">
            <text:p>30</text:p>
          </table:table-cell>
          <table:table-cell office:value-type="float" office:value="1268" table:style-name="ce1">
            <text:p>1268</text:p>
          </table:table-cell>
          <table:table-cell office:value-type="float" office:value="12" table:style-name="ce1">
            <text:p>12</text:p>
          </table:table-cell>
          <table:table-cell office:value-type="float" office:value="9069" table:style-name="ce1">
            <text:p>9069</text:p>
          </table:table-cell>
          <table:table-cell office:value-type="float" office:value="1596.2304167423099" table:style-name="ce1">
            <text:p>1596.230417</text:p>
          </table:table-cell>
          <table:table-cell office:value-type="float" office:value="0" table:style-name="ce1">
            <text:p>0</text:p>
          </table:table-cell>
          <table:table-cell office:value-type="float" office:value="2.6951756356122498" table:style-name="ce1">
            <text:p>2.695175636</text:p>
          </table:table-cell>
          <table:table-cell office:value-type="float" office:value="47.628017333348303" table:style-name="ce1">
            <text:p>47.62801733</text:p>
          </table:table-cell>
          <table:table-cell office:value-type="float" office:value="18095.7" table:style-name="ce1">
            <text:p>18095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k4lggvuqkf61f498p6q9f7xb</text:p>
          </table:table-cell>
          <table:table-cell office:value-type="float" office:value="30" table:style-name="ce1">
            <text:p>30</text:p>
          </table:table-cell>
          <table:table-cell office:value-type="float" office:value="1020" table:style-name="ce1">
            <text:p>1020</text:p>
          </table:table-cell>
          <table:table-cell office:value-type="float" office:value="9" table:style-name="ce1">
            <text:p>9</text:p>
          </table:table-cell>
          <table:table-cell office:value-type="float" office:value="2270" table:style-name="ce1">
            <text:p>2270</text:p>
          </table:table-cell>
          <table:table-cell office:value-type="float" office:value="660.90490911241397" table:style-name="ce1">
            <text:p>660.9049091</text:p>
          </table:table-cell>
          <table:table-cell office:value-type="float" office:value="0" table:style-name="ce1">
            <text:p>0</text:p>
          </table:table-cell>
          <table:table-cell office:value-type="float" office:value="2.32792736866609" table:style-name="ce1">
            <text:p>2.327927369</text:p>
          </table:table-cell>
          <table:table-cell office:value-type="float" office:value="39.041130354232898" table:style-name="ce1">
            <text:p>39.04113035</text:p>
          </table:table-cell>
          <table:table-cell office:value-type="float" office:value="17173.266666666601" table:style-name="ce1">
            <text:p>17173.2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fwpa2h1gy7b8hrovwtnmevvh</text:p>
          </table:table-cell>
          <table:table-cell office:value-type="float" office:value="30" table:style-name="ce1">
            <text:p>30</text:p>
          </table:table-cell>
          <table:table-cell office:value-type="float" office:value="550" table:style-name="ce1">
            <text:p>550</text:p>
          </table:table-cell>
          <table:table-cell office:value-type="float" office:value="10" table:style-name="ce1">
            <text:p>10</text:p>
          </table:table-cell>
          <table:table-cell office:value-type="float" office:value="1884" table:style-name="ce1">
            <text:p>1884</text:p>
          </table:table-cell>
          <table:table-cell office:value-type="float" office:value="496.20385147862498" table:style-name="ce1">
            <text:p>496.2038515</text:p>
          </table:table-cell>
          <table:table-cell office:value-type="float" office:value="0" table:style-name="ce1">
            <text:p>0</text:p>
          </table:table-cell>
          <table:table-cell office:value-type="float" office:value="2.5913449080072501" table:style-name="ce1">
            <text:p>2.591344908</text:p>
          </table:table-cell>
          <table:table-cell office:value-type="float" office:value="26.448420089401399" table:style-name="ce1">
            <text:p>26.44842009</text:p>
          </table:table-cell>
          <table:table-cell office:value-type="float" office:value="10451.4" table:style-name="ce1">
            <text:p>10451.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</text:p>
          </table:table-cell>
          <table:table-cell office:value-type="float" office:value="4080" table:style-name="ce3">
            <text:p>4080</text:p>
          </table:table-cell>
          <table:table-cell office:value-type="float" office:value="1261" table:style-name="ce3">
            <text:p>1261</text:p>
          </table:table-cell>
          <table:table-cell office:value-type="float" office:value="3" table:style-name="ce3">
            <text:p>3</text:p>
          </table:table-cell>
          <table:table-cell office:value-type="float" office:value="22347" table:style-name="ce3">
            <text:p>22347</text:p>
          </table:table-cell>
          <table:table-cell office:value-type="float" office:value="3178.9597676284402" table:style-name="ce3">
            <text:p>3178.959768</text:p>
          </table:table-cell>
          <table:table-cell office:value-type="float" office:value="1.2254901960784301E-3" table:style-name="ce3">
            <text:p>0.00122549</text:p>
          </table:table-cell>
          <table:table-cell office:value-type="float" office:value="63.8747553816047" table:style-name="ce3">
            <text:p>63.87475538</text:p>
          </table:table-cell>
          <table:table-cell office:value-type="float" office:value="941.17230308219098" table:style-name="ce3">
            <text:p>941.1723031</text:p>
          </table:table-cell>
          <table:table-cell office:value-type="float" office:value="15088.2838235294" table:style-name="ce3">
            <text:p>15088.2838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;jsessionid=1ergwpjbipihd1t7czosy7dfyz</text:p>
          </table:table-cell>
          <table:table-cell office:value-type="float" office:value="60" table:style-name="ce1">
            <text:p>60</text:p>
          </table:table-cell>
          <table:table-cell office:value-type="float" office:value="1347" table:style-name="ce1">
            <text:p>1347</text:p>
          </table:table-cell>
          <table:table-cell office:value-type="float" office:value="34" table:style-name="ce1">
            <text:p>34</text:p>
          </table:table-cell>
          <table:table-cell office:value-type="float" office:value="5353" table:style-name="ce1">
            <text:p>5353</text:p>
          </table:table-cell>
          <table:table-cell office:value-type="float" office:value="854.76054086639999" table:style-name="ce1">
            <text:p>854.7605409</text:p>
          </table:table-cell>
          <table:table-cell office:value-type="float" office:value="0" table:style-name="ce1">
            <text:p>0</text:p>
          </table:table-cell>
          <table:table-cell office:value-type="float" office:value="2.11096647081588" table:style-name="ce1">
            <text:p>2.110966471</text:p>
          </table:table-cell>
          <table:table-cell office:value-type="float" office:value="45.183443810910099" table:style-name="ce1">
            <text:p>45.18344381</text:p>
          </table:table-cell>
          <table:table-cell office:value-type="float" office:value="21917.85" table:style-name="ce1">
            <text:p>21917.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dajple1n38z21f80szqtqd1c1</text:p>
          </table:table-cell>
          <table:table-cell office:value-type="float" office:value="30" table:style-name="ce1">
            <text:p>30</text:p>
          </table:table-cell>
          <table:table-cell office:value-type="float" office:value="747" table:style-name="ce1">
            <text:p>747</text:p>
          </table:table-cell>
          <table:table-cell office:value-type="float" office:value="61" table:style-name="ce1">
            <text:p>61</text:p>
          </table:table-cell>
          <table:table-cell office:value-type="float" office:value="3429" table:style-name="ce1">
            <text:p>3429</text:p>
          </table:table-cell>
          <table:table-cell office:value-type="float" office:value="582.30685782211594" table:style-name="ce1">
            <text:p>582.3068578</text:p>
          </table:table-cell>
          <table:table-cell office:value-type="float" office:value="0" table:style-name="ce1">
            <text:p>0</text:p>
          </table:table-cell>
          <table:table-cell office:value-type="float" office:value="3.5198873636043602" table:style-name="ce1">
            <text:p>3.519887364</text:p>
          </table:table-cell>
          <table:table-cell office:value-type="float" office:value="85.709715622433393" table:style-name="ce1">
            <text:p>85.70971562</text:p>
          </table:table-cell>
          <table:table-cell office:value-type="float" office:value="24934.5333333333" table:style-name="ce1">
            <text:p>24934.5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name&amp;plan=mindalliance_com_channels_plans_acme&amp;v=1&amp;random=0.31634826157118556</text:p>
          </table:table-cell>
          <table:table-cell office:value-type="float" office:value="30" table:style-name="ce1">
            <text:p>30</text:p>
          </table:table-cell>
          <table:table-cell office:value-type="float" office:value="222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1457" table:style-name="ce1">
            <text:p>1457</text:p>
          </table:table-cell>
          <table:table-cell office:value-type="float" office:value="322.71338504761297" table:style-name="ce1">
            <text:p>322.713385</text:p>
          </table:table-cell>
          <table:table-cell office:value-type="float" office:value="0" table:style-name="ce1">
            <text:p>0</text:p>
          </table:table-cell>
          <table:table-cell office:value-type="float" office:value="0.65941312232113403" table:style-name="ce1">
            <text:p>0.659413122</text:p>
          </table:table-cell>
          <table:table-cell office:value-type="float" office:value="5.5659447466754497E-2" table:style-name="ce1">
            <text:p>0.055659447</text:p>
          </table:table-cell>
          <table:table-cell office:value-type="float" office:value="86.433333333333294" table:style-name="ce1">
            <text:p>86.4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plan-content-mo-aspect-name&amp;plan=mindalliance_com_channels_plans_acme&amp;v=1&amp;random=0.3502059567232353</text:p>
          </table:table-cell>
          <table:table-cell office:value-type="float" office:value="30" table:style-name="ce1">
            <text:p>30</text:p>
          </table:table-cell>
          <table:table-cell office:value-type="float" office:value="181" table:style-name="ce1">
            <text:p>181</text:p>
          </table:table-cell>
          <table:table-cell office:value-type="float" office:value="24" table:style-name="ce1">
            <text:p>24</text:p>
          </table:table-cell>
          <table:table-cell office:value-type="float" office:value="1063" table:style-name="ce1">
            <text:p>1063</text:p>
          </table:table-cell>
          <table:table-cell office:value-type="float" office:value="190.599930045457" table:style-name="ce1">
            <text:p>190.59993</text:p>
          </table:table-cell>
          <table:table-cell office:value-type="float" office:value="0" table:style-name="ce1">
            <text:p>0</text:p>
          </table:table-cell>
          <table:table-cell office:value-type="float" office:value="1.6372864705561301" table:style-name="ce1">
            <text:p>1.637286471</text:p>
          </table:table-cell>
          <table:table-cell office:value-type="float" office:value="0.118319530098782" table:style-name="ce1">
            <text:p>0.11831953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receives-flows~div-flows-0-flow-channel~row-channels-editable~container-channels-0-medium&amp;plan=mindalliance_com_channels_plans_acme&amp;v=1&amp;random=0.9672337944744396</text:p>
          </table:table-cell>
          <table:table-cell office:value-type="float" office:value="30" table:style-name="ce1">
            <text:p>30</text:p>
          </table:table-cell>
          <table:table-cell office:value-type="float" office:value="371" table:style-name="ce1">
            <text:p>371</text:p>
          </table:table-cell>
          <table:table-cell office:value-type="float" office:value="25" table:style-name="ce1">
            <text:p>25</text:p>
          </table:table-cell>
          <table:table-cell office:value-type="float" office:value="1906" table:style-name="ce1">
            <text:p>1906</text:p>
          </table:table-cell>
          <table:table-cell office:value-type="float" office:value="509.03355161194099" table:style-name="ce1">
            <text:p>509.0335516</text:p>
          </table:table-cell>
          <table:table-cell office:value-type="float" office:value="0" table:style-name="ce1">
            <text:p>0</text:p>
          </table:table-cell>
          <table:table-cell office:value-type="float" office:value="0.64736092529454903" table:style-name="ce1">
            <text:p>0.647360925</text:p>
          </table:table-cell>
          <table:table-cell office:value-type="float" office:value="7.8222778473091295E-2" table:style-name="ce1">
            <text:p>0.078222778</text:p>
          </table:table-cell>
          <table:table-cell office:value-type="float" office:value="123.73333333333299" table:style-name="ce1">
            <text:p>123.7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part-task&amp;plan=mindalliance_com_channels_plans_acme&amp;v=1&amp;random=0.5398340337095703</text:p>
          </table:table-cell>
          <table:table-cell office:value-type="float" office:value="30" table:style-name="ce1">
            <text:p>30</text:p>
          </table:table-cell>
          <table:table-cell office:value-type="float" office:value="588" table:style-name="ce1">
            <text:p>588</text:p>
          </table:table-cell>
          <table:table-cell office:value-type="float" office:value="21" table:style-name="ce1">
            <text:p>21</text:p>
          </table:table-cell>
          <table:table-cell office:value-type="float" office:value="3374" table:style-name="ce1">
            <text:p>3374</text:p>
          </table:table-cell>
          <table:table-cell office:value-type="float" office:value="868.55513545965096" table:style-name="ce1">
            <text:p>868.5551355</text:p>
          </table:table-cell>
          <table:table-cell office:value-type="float" office:value="0" table:style-name="ce1">
            <text:p>0</text:p>
          </table:table-cell>
          <table:table-cell office:value-type="float" office:value="2.0678246484698" table:style-name="ce1">
            <text:p>2.067824648</text:p>
          </table:table-cell>
          <table:table-cell office:value-type="float" office:value="0.14943264061207601" table:style-name="ce1">
            <text:p>0.149432641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yfgore4va7419us4zq9j3oy0</text:p>
          </table:table-cell>
          <table:table-cell office:value-type="float" office:value="30" table:style-name="ce1">
            <text:p>30</text:p>
          </table:table-cell>
          <table:table-cell office:value-type="float" office:value="1773" table:style-name="ce1">
            <text:p>1773</text:p>
          </table:table-cell>
          <table:table-cell office:value-type="float" office:value="294" table:style-name="ce1">
            <text:p>294</text:p>
          </table:table-cell>
          <table:table-cell office:value-type="float" office:value="2875" table:style-name="ce1">
            <text:p>2875</text:p>
          </table:table-cell>
          <table:table-cell office:value-type="float" office:value="551.64247681104303" table:style-name="ce1">
            <text:p>551.6424768</text:p>
          </table:table-cell>
          <table:table-cell office:value-type="float" office:value="0" table:style-name="ce1">
            <text:p>0</text:p>
          </table:table-cell>
          <table:table-cell office:value-type="float" office:value="2.1795989537925" table:style-name="ce1">
            <text:p>2.179598954</text:p>
          </table:table-cell>
          <table:table-cell office:value-type="float" office:value="54.872609820001401" table:style-name="ce1">
            <text:p>54.87260982</text:p>
          </table:table-cell>
          <table:table-cell office:value-type="float" office:value="25779.766666666601" table:style-name="ce1">
            <text:p>25779.7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out</text:p>
          </table:table-cell>
          <table:table-cell office:value-type="float" office:value="390" table:style-name="ce1">
            <text:p>390</text:p>
          </table:table-cell>
          <table:table-cell office:value-type="float" office:value="157" table:style-name="ce1">
            <text:p>157</text:p>
          </table:table-cell>
          <table:table-cell office:value-type="float" office:value="6" table:style-name="ce1">
            <text:p>6</text:p>
          </table:table-cell>
          <table:table-cell office:value-type="float" office:value="1486" table:style-name="ce1">
            <text:p>1486</text:p>
          </table:table-cell>
          <table:table-cell office:value-type="float" office:value="196.29971464177299" table:style-name="ce1">
            <text:p>196.2997146</text:p>
          </table:table-cell>
          <table:table-cell office:value-type="float" office:value="0" table:style-name="ce1">
            <text:p>0</text:p>
          </table:table-cell>
          <table:table-cell office:value-type="float" office:value="6.2110812059053" table:style-name="ce1">
            <text:p>6.211081206</text:p>
          </table:table-cell>
          <table:table-cell office:value-type="float" office:value="7.8912271961746097" table:style-name="ce1">
            <text:p>7.891227196</text:p>
          </table:table-cell>
          <table:table-cell office:value-type="float" office:value="1301" table:style-name="ce1">
            <text:p>1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vtkosswhcvx429jnybqszkfn</text:p>
          </table:table-cell>
          <table:table-cell office:value-type="float" office:value="30" table:style-name="ce1">
            <text:p>30</text:p>
          </table:table-cell>
          <table:table-cell office:value-type="float" office:value="558" table:style-name="ce1">
            <text:p>558</text:p>
          </table:table-cell>
          <table:table-cell office:value-type="float" office:value="38" table:style-name="ce1">
            <text:p>38</text:p>
          </table:table-cell>
          <table:table-cell office:value-type="float" office:value="1345" table:style-name="ce1">
            <text:p>1345</text:p>
          </table:table-cell>
          <table:table-cell office:value-type="float" office:value="412.35991426045302" table:style-name="ce1">
            <text:p>412.3599143</text:p>
          </table:table-cell>
          <table:table-cell office:value-type="float" office:value="0" table:style-name="ce1">
            <text:p>0</text:p>
          </table:table-cell>
          <table:table-cell office:value-type="float" office:value="3.96301188903566" table:style-name="ce1">
            <text:p>3.963011889</text:p>
          </table:table-cell>
          <table:table-cell office:value-type="float" office:value="46.549006150924697" table:style-name="ce1">
            <text:p>46.54900615</text:p>
          </table:table-cell>
          <table:table-cell office:value-type="float" office:value="12027.766666666599" table:style-name="ce1">
            <text:p>12027.7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in.html</text:p>
          </table:table-cell>
          <table:table-cell office:value-type="float" office:value="150" table:style-name="ce1">
            <text:p>150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380" table:style-name="ce1">
            <text:p>380</text:p>
          </table:table-cell>
          <table:table-cell office:value-type="float" office:value="76.009709613677302" table:style-name="ce1">
            <text:p>76.00970961</text:p>
          </table:table-cell>
          <table:table-cell office:value-type="float" office:value="0" table:style-name="ce1">
            <text:p>0</text:p>
          </table:table-cell>
          <table:table-cell office:value-type="float" office:value="2.4873559406351" table:style-name="ce1">
            <text:p>2.487355941</text:p>
          </table:table-cell>
          <table:table-cell office:value-type="float" office:value="3.7431792036315299" table:style-name="ce1">
            <text:p>3.743179204</text:p>
          </table:table-cell>
          <table:table-cell office:value-type="float" office:value="1541" table:style-name="ce1">
            <text:p>15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part-role-name&amp;plan=mindalliance_com_channels_plans_acme&amp;v=1&amp;random=0.9530176571298307</text:p>
          </table:table-cell>
          <table:table-cell office:value-type="float" office:value="30" table:style-name="ce1">
            <text:p>30</text:p>
          </table:table-cell>
          <table:table-cell office:value-type="float" office:value="265" table:style-name="ce1">
            <text:p>265</text:p>
          </table:table-cell>
          <table:table-cell office:value-type="float" office:value="9" table:style-name="ce1">
            <text:p>9</text:p>
          </table:table-cell>
          <table:table-cell office:value-type="float" office:value="1882" table:style-name="ce1">
            <text:p>1882</text:p>
          </table:table-cell>
          <table:table-cell office:value-type="float" office:value="505.47630013681101" table:style-name="ce1">
            <text:p>505.4763001</text:p>
          </table:table-cell>
          <table:table-cell office:value-type="float" office:value="0" table:style-name="ce1">
            <text:p>0</text:p>
          </table:table-cell>
          <table:table-cell office:value-type="float" office:value="0.91547146780592004" table:style-name="ce1">
            <text:p>0.915471468</text:p>
          </table:table-cell>
          <table:table-cell office:value-type="float" office:value="0.110619469026548" table:style-name="ce1">
            <text:p>0.110619469</text:p>
          </table:table-cell>
          <table:table-cell office:value-type="float" office:value="123.73333333333299" table:style-name="ce1">
            <text:p>123.7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category&amp;plan=mindalliance_com_channels_plans_acme&amp;v=1&amp;random=0.1091478556111194</text:p>
          </table:table-cell>
          <table:table-cell office:value-type="float" office:value="30" table:style-name="ce1">
            <text:p>30</text:p>
          </table:table-cell>
          <table:table-cell office:value-type="float" office:value="213" table:style-name="ce1">
            <text:p>213</text:p>
          </table:table-cell>
          <table:table-cell office:value-type="float" office:value="11" table:style-name="ce1">
            <text:p>11</text:p>
          </table:table-cell>
          <table:table-cell office:value-type="float" office:value="1335" table:style-name="ce1">
            <text:p>1335</text:p>
          </table:table-cell>
          <table:table-cell office:value-type="float" office:value="256.02973785610601" table:style-name="ce1">
            <text:p>256.0297379</text:p>
          </table:table-cell>
          <table:table-cell office:value-type="float" office:value="0" table:style-name="ce1">
            <text:p>0</text:p>
          </table:table-cell>
          <table:table-cell office:value-type="float" office:value="2.13053050209502" table:style-name="ce1">
            <text:p>2.130530502</text:p>
          </table:table-cell>
          <table:table-cell office:value-type="float" office:value="0.40398242756196201" table:style-name="ce1">
            <text:p>0.403982428</text:p>
          </table:table-cell>
          <table:table-cell office:value-type="float" office:value="194.166666666666" table:style-name="ce1">
            <text:p>194.1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8512238944246109</text:p>
          </table:table-cell>
          <table:table-cell office:value-type="float" office:value="30" table:style-name="ce1">
            <text:p>30</text:p>
          </table:table-cell>
          <table:table-cell office:value-type="float" office:value="166" table:style-name="ce1">
            <text:p>166</text:p>
          </table:table-cell>
          <table:table-cell office:value-type="float" office:value="15" table:style-name="ce1">
            <text:p>15</text:p>
          </table:table-cell>
          <table:table-cell office:value-type="float" office:value="838" table:style-name="ce1">
            <text:p>838</text:p>
          </table:table-cell>
          <table:table-cell office:value-type="float" office:value="161.344865290332" table:style-name="ce1">
            <text:p>161.3448653</text:p>
          </table:table-cell>
          <table:table-cell office:value-type="float" office:value="0" table:style-name="ce1">
            <text:p>0</text:p>
          </table:table-cell>
          <table:table-cell office:value-type="float" office:value="1.26018650760312" table:style-name="ce1">
            <text:p>1.260186508</text:p>
          </table:table-cell>
          <table:table-cell office:value-type="float" office:value="9.1068165588507097E-2" table:style-name="ce1">
            <text:p>0.09106816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level&amp;plan=mindalliance_com_channels_plans_acme&amp;v=1&amp;random=0.45959838512914863</text:p>
          </table:table-cell>
          <table:table-cell office:value-type="float" office:value="30" table:style-name="ce1">
            <text:p>30</text:p>
          </table:table-cell>
          <table:table-cell office:value-type="float" office:value="146" table:style-name="ce1">
            <text:p>146</text:p>
          </table:table-cell>
          <table:table-cell office:value-type="float" office:value="4" table:style-name="ce1">
            <text:p>4</text:p>
          </table:table-cell>
          <table:table-cell office:value-type="float" office:value="543" table:style-name="ce1">
            <text:p>543</text:p>
          </table:table-cell>
          <table:table-cell office:value-type="float" office:value="118.442935158197" table:style-name="ce1">
            <text:p>118.4429352</text:p>
          </table:table-cell>
          <table:table-cell office:value-type="float" office:value="0" table:style-name="ce1">
            <text:p>0</text:p>
          </table:table-cell>
          <table:table-cell office:value-type="float" office:value="2.3306401491609599" table:style-name="ce1">
            <text:p>2.330640149</text:p>
          </table:table-cell>
          <table:table-cell office:value-type="float" office:value="0.437374363929459" table:style-name="ce1">
            <text:p>0.437374364</text:p>
          </table:table-cell>
          <table:table-cell office:value-type="float" office:value="192.166666666666" table:style-name="ce1">
            <text:p>192.1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5554567721024997</text:p>
          </table:table-cell>
          <table:table-cell office:value-type="float" office:value="30" table:style-name="ce1">
            <text:p>30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663" table:style-name="ce1">
            <text:p>663</text:p>
          </table:table-cell>
          <table:table-cell office:value-type="float" office:value="143.319150461091" table:style-name="ce1">
            <text:p>143.3191505</text:p>
          </table:table-cell>
          <table:table-cell office:value-type="float" office:value="0" table:style-name="ce1">
            <text:p>0</text:p>
          </table:table-cell>
          <table:table-cell office:value-type="float" office:value="1.2621481761958799" table:style-name="ce1">
            <text:p>1.262148176</text:p>
          </table:table-cell>
          <table:table-cell office:value-type="float" office:value="9.1209926795405794E-2" table:style-name="ce1">
            <text:p>0.09120992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2-1.IBehaviorListener.3-indicator-big~form-segment-part-location-named-name&amp;plan=mindalliance_com_channels_plans_acme&amp;v=1&amp;random=0.8564965901059878</text:p>
          </table:table-cell>
          <table:table-cell office:value-type="float" office:value="30" table:style-name="ce3">
            <text:p>30</text:p>
          </table:table-cell>
          <table:table-cell office:value-type="float" office:value="8061" table:style-name="ce3">
            <text:p>8061</text:p>
          </table:table-cell>
          <table:table-cell office:value-type="float" office:value="32" table:style-name="ce3">
            <text:p>32</text:p>
          </table:table-cell>
          <table:table-cell office:value-type="float" office:value="21035" table:style-name="ce3">
            <text:p>21035</text:p>
          </table:table-cell>
          <table:table-cell office:value-type="float" office:value="6302.9332086118602" table:style-name="ce3">
            <text:p>6302.933209</text:p>
          </table:table-cell>
          <table:table-cell office:value-type="float" office:value="0" table:style-name="ce3">
            <text:p>0</text:p>
          </table:table-cell>
          <table:table-cell office:value-type="float" office:value="0.55861760762699197" table:style-name="ce3">
            <text:p>0.558617608</text:p>
          </table:table-cell>
          <table:table-cell office:value-type="float" office:value="14.0709629112822" table:style-name="ce3">
            <text:p>14.07096291</text:p>
          </table:table-cell>
          <table:table-cell office:value-type="float" office:value="25793.433333333302" table:style-name="ce3">
            <text:p>25793.4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5355217174345483</text:p>
          </table:table-cell>
          <table:table-cell office:value-type="float" office:value="30" table:style-name="ce1">
            <text:p>30</text:p>
          </table:table-cell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397" table:style-name="ce1">
            <text:p>397</text:p>
          </table:table-cell>
          <table:table-cell office:value-type="float" office:value="98.824249160933206" table:style-name="ce1">
            <text:p>98.82424916</text:p>
          </table:table-cell>
          <table:table-cell office:value-type="float" office:value="0" table:style-name="ce1">
            <text:p>0</text:p>
          </table:table-cell>
          <table:table-cell office:value-type="float" office:value="2.3498080990052399" table:style-name="ce1">
            <text:p>2.349808099</text:p>
          </table:table-cell>
          <table:table-cell office:value-type="float" office:value="0.47156793393122898" table:style-name="ce1">
            <text:p>0.471567934</text:p>
          </table:table-cell>
          <table:table-cell office:value-type="float" office:value="205.5" table:style-name="ce1">
            <text:p>205.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part-actor-actualOrType&amp;plan=mindalliance_com_channels_plans_acme&amp;v=1&amp;random=0.5180513782894645</text:p>
          </table:table-cell>
          <table:table-cell office:value-type="float" office:value="30" table:style-name="ce1">
            <text:p>30</text:p>
          </table:table-cell>
          <table:table-cell office:value-type="float" office:value="916" table:style-name="ce1">
            <text:p>916</text:p>
          </table:table-cell>
          <table:table-cell office:value-type="float" office:value="64" table:style-name="ce1">
            <text:p>64</text:p>
          </table:table-cell>
          <table:table-cell office:value-type="float" office:value="2098" table:style-name="ce1">
            <text:p>2098</text:p>
          </table:table-cell>
          <table:table-cell office:value-type="float" office:value="602.13083572703101" table:style-name="ce1">
            <text:p>602.1308357</text:p>
          </table:table-cell>
          <table:table-cell office:value-type="float" office:value="0" table:style-name="ce1">
            <text:p>0</text:p>
          </table:table-cell>
          <table:table-cell office:value-type="float" office:value="0.70465542349790899" table:style-name="ce1">
            <text:p>0.704655423</text:p>
          </table:table-cell>
          <table:table-cell office:value-type="float" office:value="0.26481923386339001" table:style-name="ce1">
            <text:p>0.264819234</text:p>
          </table:table-cell>
          <table:table-cell office:value-type="float" office:value="384.83333333333297" table:style-name="ce1">
            <text:p>384.8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32993887581413595</text:p>
          </table:table-cell>
          <table:table-cell office:value-type="float" office:value="30" table:style-name="ce1">
            <text:p>30</text:p>
          </table:table-cell>
          <table:table-cell office:value-type="float" office:value="115" table:style-name="ce1">
            <text:p>115</text:p>
          </table:table-cell>
          <table:table-cell office:value-type="float" office:value="12" table:style-name="ce1">
            <text:p>12</text:p>
          </table:table-cell>
          <table:table-cell office:value-type="float" office:value="655" table:style-name="ce1">
            <text:p>655</text:p>
          </table:table-cell>
          <table:table-cell office:value-type="float" office:value="150.94201977359799" table:style-name="ce1">
            <text:p>150.9420198</text:p>
          </table:table-cell>
          <table:table-cell office:value-type="float" office:value="0" table:style-name="ce1">
            <text:p>0</text:p>
          </table:table-cell>
          <table:table-cell office:value-type="float" office:value="0.88302819803378996" table:style-name="ce1">
            <text:p>0.883028198</text:p>
          </table:table-cell>
          <table:table-cell office:value-type="float" office:value="0.10669924059574901" table:style-name="ce1">
            <text:p>0.106699241</text:p>
          </table:table-cell>
          <table:table-cell office:value-type="float" office:value="123.73333333333299" table:style-name="ce1">
            <text:p>123.7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817006727318125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office:value-type="float" office:value="26" table:style-name="ce1">
            <text:p>26</text:p>
          </table:table-cell>
          <table:table-cell office:value-type="float" office:value="431" table:style-name="ce1">
            <text:p>431</text:p>
          </table:table-cell>
          <table:table-cell office:value-type="float" office:value="106.477519797477" table:style-name="ce1">
            <text:p>106.4775198</text:p>
          </table:table-cell>
          <table:table-cell office:value-type="float" office:value="0" table:style-name="ce1">
            <text:p>0</text:p>
          </table:table-cell>
          <table:table-cell office:value-type="float" office:value="0.57953096627129697" table:style-name="ce1">
            <text:p>0.579530966</text:p>
          </table:table-cell>
          <table:table-cell office:value-type="float" office:value="7.0026658424448399E-2" table:style-name="ce1">
            <text:p>0.070026658</text:p>
          </table:table-cell>
          <table:table-cell office:value-type="float" office:value="123.73333333333299" table:style-name="ce1">
            <text:p>123.7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230683438304528</text:p>
          </table:table-cell>
          <table:table-cell office:value-type="float" office:value="30" table:style-name="ce1">
            <text:p>30</text:p>
          </table:table-cell>
          <table:table-cell office:value-type="float" office:value="138" table:style-name="ce1">
            <text:p>138</text:p>
          </table:table-cell>
          <table:table-cell office:value-type="float" office:value="6" table:style-name="ce1">
            <text:p>6</text:p>
          </table:table-cell>
          <table:table-cell office:value-type="float" office:value="467" table:style-name="ce1">
            <text:p>467</text:p>
          </table:table-cell>
          <table:table-cell office:value-type="float" office:value="117.176130485502" table:style-name="ce1">
            <text:p>117.1761305</text:p>
          </table:table-cell>
          <table:table-cell office:value-type="float" office:value="0" table:style-name="ce1">
            <text:p>0</text:p>
          </table:table-cell>
          <table:table-cell office:value-type="float" office:value="2.3601604909133802" table:style-name="ce1">
            <text:p>2.360160491</text:p>
          </table:table-cell>
          <table:table-cell office:value-type="float" office:value="0.46365783081582801" table:style-name="ce1">
            <text:p>0.463657831</text:p>
          </table:table-cell>
          <table:table-cell office:value-type="float" office:value="201.166666666666" table:style-name="ce1">
            <text:p>201.1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2-1.IBehaviorListener.0-indicator-big~form-plan-content-mo-aspect-indexed&amp;plan=mindalliance_com_channels_plans_acme&amp;v=1&amp;random=0.1530654744147505</text:p>
          </table:table-cell>
          <table:table-cell office:value-type="float" office:value="30" table:style-name="ce1">
            <text:p>30</text:p>
          </table:table-cell>
          <table:table-cell office:value-type="float" office:value="172" table:style-name="ce1">
            <text:p>172</text:p>
          </table:table-cell>
          <table:table-cell office:value-type="float" office:value="22" table:style-name="ce1">
            <text:p>22</text:p>
          </table:table-cell>
          <table:table-cell office:value-type="float" office:value="363" table:style-name="ce1">
            <text:p>363</text:p>
          </table:table-cell>
          <table:table-cell office:value-type="float" office:value="91.3908638759914" table:style-name="ce1">
            <text:p>91.39086388</text:p>
          </table:table-cell>
          <table:table-cell office:value-type="float" office:value="0" table:style-name="ce1">
            <text:p>0</text:p>
          </table:table-cell>
          <table:table-cell office:value-type="float" office:value="0.52175727851403497" table:style-name="ce1">
            <text:p>0.521757279</text:p>
          </table:table-cell>
          <table:table-cell office:value-type="float" office:value="3.6397495619412799" table:style-name="ce1">
            <text:p>3.639749562</text:p>
          </table:table-cell>
          <table:table-cell office:value-type="float" office:value="7143.3666666666604" table:style-name="ce1">
            <text:p>7143.3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part-actor-name&amp;plan=mindalliance_com_channels_plans_acme&amp;v=1&amp;random=0.8728901411403002</text:p>
          </table:table-cell>
          <table:table-cell office:value-type="float" office:value="30" table:style-name="ce1">
            <text:p>30</text:p>
          </table:table-cell>
          <table:table-cell office:value-type="float" office:value="786" table:style-name="ce1">
            <text:p>786</text:p>
          </table:table-cell>
          <table:table-cell office:value-type="float" office:value="60" table:style-name="ce1">
            <text:p>60</text:p>
          </table:table-cell>
          <table:table-cell office:value-type="float" office:value="1870" table:style-name="ce1">
            <text:p>1870</text:p>
          </table:table-cell>
          <table:table-cell office:value-type="float" office:value="489.73555335734198" table:style-name="ce1">
            <text:p>489.7355534</text:p>
          </table:table-cell>
          <table:table-cell office:value-type="float" office:value="0" table:style-name="ce1">
            <text:p>0</text:p>
          </table:table-cell>
          <table:table-cell office:value-type="float" office:value="0.67156160458452696" table:style-name="ce1">
            <text:p>0.671561605</text:p>
          </table:table-cell>
          <table:table-cell office:value-type="float" office:value="0.25238211995209497" table:style-name="ce1">
            <text:p>0.25238212</text:p>
          </table:table-cell>
          <table:table-cell office:value-type="float" office:value="384.83333333333297" table:style-name="ce1">
            <text:p>384.8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2-1.IBehaviorListener.1-indicator-big~form-entity-content-mo-aspect-mo~details-name&amp;plan=mindalliance_com_channels_plans_acme&amp;v=1&amp;random=0.33286043524759945</text:p>
          </table:table-cell>
          <table:table-cell office:value-type="float" office:value="30" table:style-name="ce1">
            <text:p>30</text:p>
          </table:table-cell>
          <table:table-cell office:value-type="float" office:value="650" table:style-name="ce1">
            <text:p>650</text:p>
          </table:table-cell>
          <table:table-cell office:value-type="float" office:value="37" table:style-name="ce1">
            <text:p>37</text:p>
          </table:table-cell>
          <table:table-cell office:value-type="float" office:value="3207" table:style-name="ce1">
            <text:p>3207</text:p>
          </table:table-cell>
          <table:table-cell office:value-type="float" office:value="654.74974778324395" table:style-name="ce1">
            <text:p>654.7497478</text:p>
          </table:table-cell>
          <table:table-cell office:value-type="float" office:value="0" table:style-name="ce1">
            <text:p>0</text:p>
          </table:table-cell>
          <table:table-cell office:value-type="float" office:value="0.51042978187633903" table:style-name="ce1">
            <text:p>0.510429782</text:p>
          </table:table-cell>
          <table:table-cell office:value-type="float" office:value="0.87215036623336795" table:style-name="ce1">
            <text:p>0.872150366</text:p>
          </table:table-cell>
          <table:table-cell office:value-type="float" office:value="1749.6666666666599" table:style-name="ce1">
            <text:p>1749.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05316723524283795</text:p>
          </table:table-cell>
          <table:table-cell office:value-type="float" office:value="30" table:style-name="ce1">
            <text:p>30</text:p>
          </table:table-cell>
          <table:table-cell office:value-type="float" office:value="957" table:style-name="ce1">
            <text:p>957</text:p>
          </table:table-cell>
          <table:table-cell office:value-type="float" office:value="20" table:style-name="ce1">
            <text:p>20</text:p>
          </table:table-cell>
          <table:table-cell office:value-type="float" office:value="1785" table:style-name="ce1">
            <text:p>1785</text:p>
          </table:table-cell>
          <table:table-cell office:value-type="float" office:value="596.19697434842897" table:style-name="ce1">
            <text:p>596.1969743</text:p>
          </table:table-cell>
          <table:table-cell office:value-type="float" office:value="0" table:style-name="ce1">
            <text:p>0</text:p>
          </table:table-cell>
          <table:table-cell office:value-type="float" office:value="0.65575203829591899" table:style-name="ce1">
            <text:p>0.655752038</text:p>
          </table:table-cell>
          <table:table-cell office:value-type="float" office:value="0.246440666735884" table:style-name="ce1">
            <text:p>0.246440667</text:p>
          </table:table-cell>
          <table:table-cell office:value-type="float" office:value="384.83333333333297" table:style-name="ce1">
            <text:p>384.8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part-task&amp;plan=mindalliance_com_channels_plans_acme&amp;v=1&amp;random=0.7243029132665229</text:p>
          </table:table-cell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office:value-type="float" office:value="311" table:style-name="ce1">
            <text:p>311</text:p>
          </table:table-cell>
          <table:table-cell office:value-type="float" office:value="94.906831506834394" table:style-name="ce1">
            <text:p>94.90683151</text:p>
          </table:table-cell>
          <table:table-cell office:value-type="float" office:value="0" table:style-name="ce1">
            <text:p>0</text:p>
          </table:table-cell>
          <table:table-cell office:value-type="float" office:value="1.03770321687997" table:style-name="ce1">
            <text:p>1.037703217</text:p>
          </table:table-cell>
          <table:table-cell office:value-type="float" office:value="0.100189705119335" table:style-name="ce1">
            <text:p>0.100189705</text:p>
          </table:table-cell>
          <table:table-cell office:value-type="float" office:value="98.866666666666603" table:style-name="ce1">
            <text:p>98.8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3204527104324777</text:p>
          </table:table-cell>
          <table:table-cell office:value-type="float" office:value="30" table:style-name="ce1">
            <text:p>30</text:p>
          </table:table-cell>
          <table:table-cell office:value-type="float" office:value="498" table:style-name="ce1">
            <text:p>498</text:p>
          </table:table-cell>
          <table:table-cell office:value-type="float" office:value="5" table:style-name="ce1">
            <text:p>5</text:p>
          </table:table-cell>
          <table:table-cell office:value-type="float" office:value="5605" table:style-name="ce1">
            <text:p>5605</text:p>
          </table:table-cell>
          <table:table-cell office:value-type="float" office:value="1110.56181978112" table:style-name="ce1">
            <text:p>1110.56182</text:p>
          </table:table-cell>
          <table:table-cell office:value-type="float" office:value="0" table:style-name="ce1">
            <text:p>0</text:p>
          </table:table-cell>
          <table:table-cell office:value-type="float" office:value="0.62272963155163397" table:style-name="ce1">
            <text:p>0.622729632</text:p>
          </table:table-cell>
          <table:table-cell office:value-type="float" office:value="0.47720306824078801" table:style-name="ce1">
            <text:p>0.477203068</text:p>
          </table:table-cell>
          <table:table-cell office:value-type="float" office:value="784.7" table:style-name="ce1">
            <text:p>784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88uf1260x9wbp3hqcdivs2y3</text:p>
          </table:table-cell>
          <table:table-cell office:value-type="float" office:value="30" table:style-name="ce1">
            <text:p>30</text:p>
          </table:table-cell>
          <table:table-cell office:value-type="float" office:value="985" table:style-name="ce1">
            <text:p>985</text:p>
          </table:table-cell>
          <table:table-cell office:value-type="float" office:value="104" table:style-name="ce1">
            <text:p>104</text:p>
          </table:table-cell>
          <table:table-cell office:value-type="float" office:value="2525" table:style-name="ce1">
            <text:p>2525</text:p>
          </table:table-cell>
          <table:table-cell office:value-type="float" office:value="715.25326439116805" table:style-name="ce1">
            <text:p>715.2532644</text:p>
          </table:table-cell>
          <table:table-cell office:value-type="float" office:value="0" table:style-name="ce1">
            <text:p>0</text:p>
          </table:table-cell>
          <table:table-cell office:value-type="float" office:value="3.44352617079889" table:style-name="ce1">
            <text:p>3.443526171</text:p>
          </table:table-cell>
          <table:table-cell office:value-type="float" office:value="72.0757378472222" table:style-name="ce1">
            <text:p>72.07573785</text:p>
          </table:table-cell>
          <table:table-cell office:value-type="float" office:value="21433.133333333299" table:style-name="ce1">
            <text:p>21433.1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receives-flows~div-flows-0-flow-name&amp;plan=mindalliance_com_channels_plans_acme&amp;v=1&amp;random=0.9961186264998769</text:p>
          </table:table-cell>
          <table:table-cell office:value-type="float" office:value="30" table:style-name="ce1">
            <text:p>30</text:p>
          </table:table-cell>
          <table:table-cell office:value-type="float" office:value="164" table:style-name="ce1">
            <text:p>164</text:p>
          </table:table-cell>
          <table:table-cell office:value-type="float" office:value="6" table:style-name="ce1">
            <text:p>6</text:p>
          </table:table-cell>
          <table:table-cell office:value-type="float" office:value="1194" table:style-name="ce1">
            <text:p>1194</text:p>
          </table:table-cell>
          <table:table-cell office:value-type="float" office:value="286.157151851138" table:style-name="ce1">
            <text:p>286.1571519</text:p>
          </table:table-cell>
          <table:table-cell office:value-type="float" office:value="0" table:style-name="ce1">
            <text:p>0</text:p>
          </table:table-cell>
          <table:table-cell office:value-type="float" office:value="0.627812074918907" table:style-name="ce1">
            <text:p>0.627812075</text:p>
          </table:table-cell>
          <table:table-cell office:value-type="float" office:value="6.0614928847964801E-2" table:style-name="ce1">
            <text:p>0.060614929</text:p>
          </table:table-cell>
          <table:table-cell office:value-type="float" office:value="98.866666666666603" table:style-name="ce1">
            <text:p>98.8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receives-flows~div-flows-0-flow-other-firstChoice&amp;plan=mindalliance_com_channels_plans_acme&amp;v=1&amp;random=0.7289897530927046</text:p>
          </table:table-cell>
          <table:table-cell office:value-type="float" office:value="30" table:style-name="ce1">
            <text:p>30</text:p>
          </table:table-cell>
          <table:table-cell office:value-type="float" office:value="158" table:style-name="ce1">
            <text:p>158</text:p>
          </table:table-cell>
          <table:table-cell office:value-type="float" office:value="6" table:style-name="ce1">
            <text:p>6</text:p>
          </table:table-cell>
          <table:table-cell office:value-type="float" office:value="979" table:style-name="ce1">
            <text:p>979</text:p>
          </table:table-cell>
          <table:table-cell office:value-type="float" office:value="215.658631998711" table:style-name="ce1">
            <text:p>215.658632</text:p>
          </table:table-cell>
          <table:table-cell office:value-type="float" office:value="0" table:style-name="ce1">
            <text:p>0</text:p>
          </table:table-cell>
          <table:table-cell office:value-type="float" office:value="0.61683972447825597" table:style-name="ce1">
            <text:p>0.616839724</text:p>
          </table:table-cell>
          <table:table-cell office:value-type="float" office:value="5.9555554127685803E-2" table:style-name="ce1">
            <text:p>0.059555554</text:p>
          </table:table-cell>
          <table:table-cell office:value-type="float" office:value="98.866666666666603" table:style-name="ce1">
            <text:p>98.8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receives-flows~div-flows-0-flow-other-secondChoice-secondChoice~input&amp;plan=mindalliance_com_channels_plans_acme&amp;v=1&amp;random=0.9273108944342668</text:p>
          </table:table-cell>
          <table:table-cell office:value-type="float" office:value="30" table:style-name="ce1">
            <text:p>30</text:p>
          </table:table-cell>
          <table:table-cell office:value-type="float" office:value="104" table:style-name="ce1">
            <text:p>104</text:p>
          </table:table-cell>
          <table:table-cell office:value-type="float" office:value="7" table:style-name="ce1">
            <text:p>7</text:p>
          </table:table-cell>
          <table:table-cell office:value-type="float" office:value="321" table:style-name="ce1">
            <text:p>321</text:p>
          </table:table-cell>
          <table:table-cell office:value-type="float" office:value="97.760910161247693" table:style-name="ce1">
            <text:p>97.76091016</text:p>
          </table:table-cell>
          <table:table-cell office:value-type="float" office:value="0" table:style-name="ce1">
            <text:p>0</text:p>
          </table:table-cell>
          <table:table-cell office:value-type="float" office:value="0.56142977449237297" table:style-name="ce1">
            <text:p>0.561429774</text:p>
          </table:table-cell>
          <table:table-cell office:value-type="float" office:value="5.4205752315897797E-2" table:style-name="ce1">
            <text:p>0.054205752</text:p>
          </table:table-cell>
          <table:table-cell office:value-type="float" office:value="98.866666666666603" table:style-name="ce1">
            <text:p>98.8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27101683329172144</text:p>
          </table:table-cell>
          <table:table-cell office:value-type="float" office:value="30" table:style-name="ce1">
            <text:p>30</text:p>
          </table:table-cell>
          <table:table-cell office:value-type="float" office:value="235" table:style-name="ce1">
            <text:p>235</text:p>
          </table:table-cell>
          <table:table-cell office:value-type="float" office:value="8" table:style-name="ce1">
            <text:p>8</text:p>
          </table:table-cell>
          <table:table-cell office:value-type="float" office:value="1020" table:style-name="ce1">
            <text:p>1020</text:p>
          </table:table-cell>
          <table:table-cell office:value-type="float" office:value="239.40794797908299" table:style-name="ce1">
            <text:p>239.407948</text:p>
          </table:table-cell>
          <table:table-cell office:value-type="float" office:value="0" table:style-name="ce1">
            <text:p>0</text:p>
          </table:table-cell>
          <table:table-cell office:value-type="float" office:value="0.62282012954658605" table:style-name="ce1">
            <text:p>0.62282013</text:p>
          </table:table-cell>
          <table:table-cell office:value-type="float" office:value="8.2819668919199396E-2" table:style-name="ce1">
            <text:p>0.082819669</text:p>
          </table:table-cell>
          <table:table-cell office:value-type="float" office:value="136.166666666666" table:style-name="ce1">
            <text:p>136.1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segment-receives-flows~div-flows-0-flow-name&amp;plan=mindalliance_com_channels_plans_acme&amp;v=1&amp;random=0.4260193985713579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float" office:value="10" table:style-name="ce1">
            <text:p>10</text:p>
          </table:table-cell>
          <table:table-cell office:value-type="float" office:value="770" table:style-name="ce1">
            <text:p>770</text:p>
          </table:table-cell>
          <table:table-cell office:value-type="float" office:value="146.72226597668501" table:style-name="ce1">
            <text:p>146.722266</text:p>
          </table:table-cell>
          <table:table-cell office:value-type="float" office:value="0" table:style-name="ce1">
            <text:p>0</text:p>
          </table:table-cell>
          <table:table-cell office:value-type="float" office:value="0.54380336070476898" table:style-name="ce1">
            <text:p>0.543803361</text:p>
          </table:table-cell>
          <table:table-cell office:value-type="float" office:value="5.25039312451284E-2" table:style-name="ce1">
            <text:p>0.052503931</text:p>
          </table:table-cell>
          <table:table-cell office:value-type="float" office:value="98.866666666666603" table:style-name="ce1">
            <text:p>98.8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914659988549918</text:p>
          </table:table-cell>
          <table:table-cell office:value-type="float" office:value="30" table:style-name="ce1">
            <text:p>30</text:p>
          </table:table-cell>
          <table:table-cell office:value-type="float" office:value="147" table:style-name="ce1">
            <text:p>147</text:p>
          </table:table-cell>
          <table:table-cell office:value-type="float" office:value="8" table:style-name="ce1">
            <text:p>8</text:p>
          </table:table-cell>
          <table:table-cell office:value-type="float" office:value="522" table:style-name="ce1">
            <text:p>522</text:p>
          </table:table-cell>
          <table:table-cell office:value-type="float" office:value="126.359139844422" table:style-name="ce1">
            <text:p>126.3591398</text:p>
          </table:table-cell>
          <table:table-cell office:value-type="float" office:value="0" table:style-name="ce1">
            <text:p>0</text:p>
          </table:table-cell>
          <table:table-cell office:value-type="float" office:value="0.57000627006896998" table:style-name="ce1">
            <text:p>0.57000627</text:p>
          </table:table-cell>
          <table:table-cell office:value-type="float" office:value="7.5796732201554196E-2" table:style-name="ce1">
            <text:p>0.075796732</text:p>
          </table:table-cell>
          <table:table-cell office:value-type="float" office:value="136.166666666666" table:style-name="ce1">
            <text:p>136.1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k4d9vnmrt3iv13flbhy3lmd3d</text:p>
          </table:table-cell>
          <table:table-cell office:value-type="float" office:value="30" table:style-name="ce1">
            <text:p>30</text:p>
          </table:table-cell>
          <table:table-cell office:value-type="float" office:value="1610" table:style-name="ce1">
            <text:p>1610</text:p>
          </table:table-cell>
          <table:table-cell office:value-type="float" office:value="786" table:style-name="ce1">
            <text:p>786</text:p>
          </table:table-cell>
          <table:table-cell office:value-type="float" office:value="3054" table:style-name="ce1">
            <text:p>3054</text:p>
          </table:table-cell>
          <table:table-cell office:value-type="float" office:value="519.782450218892" table:style-name="ce1">
            <text:p>519.7824502</text:p>
          </table:table-cell>
          <table:table-cell office:value-type="float" office:value="0" table:style-name="ce1">
            <text:p>0</text:p>
          </table:table-cell>
          <table:table-cell office:value-type="float" office:value="7.1191267204556201" table:style-name="ce1">
            <text:p>7.11912672</text:p>
          </table:table-cell>
          <table:table-cell office:value-type="float" office:value="185.382337891551" table:style-name="ce1">
            <text:p>185.3823379</text:p>
          </table:table-cell>
          <table:table-cell office:value-type="float" office:value="26665" table:style-name="ce1">
            <text:p>266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phases-phasesDiv-phase-1-name~container-name~input&amp;plan=mindalliance_com_channels_plans_acme&amp;v=1&amp;random=0.9255854050076099</text:p>
          </table:table-cell>
          <table:table-cell office:value-type="float" office:value="30" table:style-name="ce1">
            <text:p>30</text:p>
          </table:table-cell>
          <table:table-cell office:value-type="float" office:value="874" table:style-name="ce1">
            <text:p>874</text:p>
          </table:table-cell>
          <table:table-cell office:value-type="float" office:value="108" table:style-name="ce1">
            <text:p>108</text:p>
          </table:table-cell>
          <table:table-cell office:value-type="float" office:value="2002" table:style-name="ce1">
            <text:p>2002</text:p>
          </table:table-cell>
          <table:table-cell office:value-type="float" office:value="457.33411200128" table:style-name="ce1">
            <text:p>457.334112</text:p>
          </table:table-cell>
          <table:table-cell office:value-type="float" office:value="0" table:style-name="ce1">
            <text:p>0</text:p>
          </table:table-cell>
          <table:table-cell office:value-type="float" office:value="1.2586532410320901" table:style-name="ce1">
            <text:p>1.258653241</text:p>
          </table:table-cell>
          <table:table-cell office:value-type="float" office:value="0.54943163939584605" table:style-name="ce1">
            <text:p>0.549431639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name&amp;plan=mindalliance_com_channels_plans_acme&amp;v=1&amp;random=0.15250986255226018</text:p>
          </table:table-cell>
          <table:table-cell office:value-type="float" office:value="30" table:style-name="ce1">
            <text:p>30</text:p>
          </table:table-cell>
          <table:table-cell office:value-type="float" office:value="836" table:style-name="ce1">
            <text:p>836</text:p>
          </table:table-cell>
          <table:table-cell office:value-type="float" office:value="94" table:style-name="ce1">
            <text:p>94</text:p>
          </table:table-cell>
          <table:table-cell office:value-type="float" office:value="2724" table:style-name="ce1">
            <text:p>2724</text:p>
          </table:table-cell>
          <table:table-cell office:value-type="float" office:value="551.133881698045" table:style-name="ce1">
            <text:p>551.1338817</text:p>
          </table:table-cell>
          <table:table-cell office:value-type="float" office:value="0" table:style-name="ce1">
            <text:p>0</text:p>
          </table:table-cell>
          <table:table-cell office:value-type="float" office:value="2.2123893805309698" table:style-name="ce1">
            <text:p>2.212389381</text:p>
          </table:table-cell>
          <table:table-cell office:value-type="float" office:value="6.3918032125737403" table:style-name="ce1">
            <text:p>6.391803213</text:p>
          </table:table-cell>
          <table:table-cell office:value-type="float" office:value="2958.4333333333302" table:style-name="ce1">
            <text:p>2958.43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590" table:style-name="ce3">
            <text:p>7590</text:p>
          </table:table-cell>
          <table:table-cell office:value-type="float" office:value="1173" table:style-name="ce3">
            <text:p>1173</text:p>
          </table:table-cell>
          <table:table-cell office:value-type="float" office:value="2" table:style-name="ce3">
            <text:p>2</text:p>
          </table:table-cell>
          <table:table-cell office:value-type="float" office:value="22347" table:style-name="ce3">
            <text:p>22347</text:p>
          </table:table-cell>
          <table:table-cell office:value-type="float" office:value="2795.5460331136601" table:style-name="ce3">
            <text:p>2795.546033</text:p>
          </table:table-cell>
          <table:table-cell office:value-type="float" office:value="1.18577075098814E-3" table:style-name="ce3">
            <text:p>0.001185771</text:p>
          </table:table-cell>
          <table:table-cell office:value-type="float" office:value="117.699965884067" table:style-name="ce3">
            <text:p>117.6999659</text:p>
          </table:table-cell>
          <table:table-cell office:value-type="float" office:value="1390.6841213596699" table:style-name="ce3">
            <text:p>1390.684121</text:p>
          </table:table-cell>
          <table:table-cell office:value-type="float" office:value="12099.073517786501" table:style-name="ce3">
            <text:p>12099.07352</text:p>
          </table:table-cell>
          <table:table-cell table:number-columns-repeated="16374" table:style-name="ce3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33:59Z</meta:creation-date>
    <dc:date>2012-02-09T11:33:59Z</dc:date>
  </office:meta>
</office:document-meta>
</file>